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3pt" officeooo:rsid="001b59b9" officeooo:paragraph-rsid="001b59b9" style:font-size-asian="11.3500003814697pt" style:font-size-complex="13pt"/>
    </style:style>
    <style:style style:name="P3" style:family="paragraph" style:parent-style-name="Standard">
      <style:text-properties fo:font-size="13pt" officeooo:rsid="002157a5" officeooo:paragraph-rsid="002157a5" style:font-size-asian="11.3500003814697pt" style:font-size-complex="13pt"/>
    </style:style>
    <style:style style:name="P4" style:family="paragraph" style:parent-style-name="Standard">
      <style:text-properties fo:font-size="13pt" fo:font-weight="normal" officeooo:rsid="001c8421" officeooo:paragraph-rsid="001c8421" style:font-size-asian="11.3500003814697pt" style:font-weight-asian="normal" style:font-size-complex="13pt" style:font-weight-complex="normal"/>
    </style:style>
    <style:style style:name="P5" style:family="paragraph" style:parent-style-name="Standard">
      <style:text-properties fo:font-size="13pt" fo:font-weight="normal" officeooo:rsid="001e7eb5" officeooo:paragraph-rsid="001e7eb5" style:font-size-asian="11.3500003814697pt" style:font-weight-asian="normal" style:font-size-complex="13pt" style:font-weight-complex="normal"/>
    </style:style>
    <style:style style:name="P6" style:family="paragraph" style:parent-style-name="Standard">
      <style:text-properties fo:font-size="14pt" fo:font-weight="bold" officeooo:rsid="001b59b9" style:font-size-asian="12.25pt" style:font-weight-asian="bold" style:font-size-complex="14pt" style:font-weight-complex="bold"/>
    </style:style>
    <style:style style:name="P7" style:family="paragraph" style:parent-style-name="Standard">
      <style:text-properties fo:font-size="13pt" fo:font-weight="bold" officeooo:rsid="001b59b9" officeooo:paragraph-rsid="001b59b9"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01b59b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8421" style:font-weight-asian="normal" style:font-weight-complex="normal"/>
    </style:style>
    <style:style style:name="T5" style:family="text">
      <style:text-properties fo:font-weight="normal" officeooo:rsid="0021ac86" style:font-weight-asian="normal" style:font-weight-complex="normal"/>
    </style:style>
    <style:style style:name="T6" style:family="text">
      <style:text-properties officeooo:rsid="001d5efc"/>
    </style:style>
    <style:style style:name="T7" style:family="text">
      <style:text-properties officeooo:rsid="001eab4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Test plan 1</text:span></text:p>
      <text:p text:style-name="P6"/>
      <text:p text:style-name="P2"><text:span text:style-name="T1">Name: </text:span><text:span text:style-name="T3">Montion length calculator test</text:span></text:p>
      <text:p text:style-name="P7"/>
      <text:p text:style-name="P7">Rationale:</text:p>
      <text:p text:style-name="P4">This test is produced using the Mocha and Chai testing framework, it mainly uses the expect API. <text:span text:style-name="T6">The way it works is: using the expect API, we can give the “checkMotion” function any input and we clam our expected value, in this case it is the expected return from the function(L or S). Then the “checkMotion” function determines if the motion is long or short, and the expect API will check the return value against our expected value. As a result, the test passes if the two values match, and fail otherwise.</text:span></text:p>
      <text:p text:style-name="P7"/>
      <text:p text:style-name="P2"><text:span text:style-name="T1">Set ups: </text:span><text:span text:style-name="T4">Refer to “Test setup procedure”</text:span></text:p>
      <text:p text:style-name="P7"/>
      <text:p text:style-name="P7">Test procedures:</text:p>
      <text:p text:style-name="P5">This test has three different test cases. All cases are gathered by <text:span text:style-name="T7">the describe API and inside it there are three it API, each of them represents a particular test case. All the test cases are conducted using the expect API, so to perform unit test we firsly need to export that function inside the “app.js’ file so the test file can access it. Test case 1 and 2 are to test if the function can calculate long motion correctly, so we give the function intputs of (1, 6502) and (1000, 7808) also expect test 1 to return “L”, expect test 2 to return “S”. Test case 3 and 4 are to test if the function can calculate short motion correctly, so we give the function inputs of (1, 300) and (400, 1000) also expect test 3 to return “S”, expect test 4 to return “L”. For the last case, we are testing invalid inputs which is negative duration. This should not happen when running the decoder program in real world, but for the purpose of unit test, we will give it input of (1000, 300) and expect it to return “S”. After performing all these procedures, we can open the terminal and using the mocha command to run the test.</text:span></text:p>
      <text:p text:style-name="P7"/>
      <text:p text:style-name="P7">Expected results:</text:p>
      <text:p text:style-name="P3"><text:span text:style-name="T3">The expected results for </text:span><text:span text:style-name="T5">test </text:span><text:span text:style-name="T3">case </text:span><text:span text:style-name="T5">1, 3 and 5</text:span><text:span text:style-name="T3"> is pass, because </text:span><text:span text:style-name="T5">we are expecting the correct value. However, test case 2 and 4 should fail, because we are expecting the opposite of the correct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1:31:46.223007613</meta:creation-date>
    <dc:date>2017-05-16T13:32:34.995995969</dc:date>
    <meta:editing-duration>PT2M18S</meta:editing-duration>
    <meta:editing-cycles>2</meta:editing-cycles>
    <meta:generator>LibreOffice/5.1.6.2$Linux_X86_64 LibreOffice_project/10m0$Build-2</meta:generator>
    <meta:document-statistic meta:table-count="0" meta:image-count="0" meta:object-count="0" meta:page-count="1" meta:paragraph-count="9" meta:word-count="360" meta:character-count="1959" meta:non-whitespace-character-count="1603"/>
  </office:meta>
</office:document-meta>
</file>